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963" calcext:value-type="float">
            <text:p>67963</text:p>
          </table:table-cell>
          <table:table-cell office:value-type="float" office:value="1.04111445" calcext:value-type="float">
            <text:p>1,04111445</text:p>
          </table:table-cell>
          <table:table-cell office:value-type="float" office:value="0.5855582356" calcext:value-type="float">
            <text:p>0,5855582356</text:p>
          </table:table-cell>
          <table:table-cell office:value-type="float" office:value="0.0002555046231" calcext:value-type="float">
            <text:p>0,0002555046</text:p>
          </table:table-cell>
          <table:table-cell office:value-type="float" office:value="0.00007514841855" calcext:value-type="float">
            <text:p>7,514841855E-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022" calcext:value-type="float">
            <text:p>68022</text:p>
          </table:table-cell>
          <table:table-cell office:value-type="float" office:value="1.040328145" calcext:value-type="float">
            <text:p>1,040328145</text:p>
          </table:table-cell>
          <table:table-cell office:value-type="float" office:value="0.5974732041" calcext:value-type="float">
            <text:p>0,5974732041</text:p>
          </table:table-cell>
          <table:table-cell office:value-type="float" office:value="0.0001426576346" calcext:value-type="float">
            <text:p>0,0001426576</text:p>
          </table:table-cell>
          <table:table-cell office:value-type="float" office:value="0.00001501659335" calcext:value-type="float">
            <text:p>1,501659335E-0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8049" calcext:value-type="float">
            <text:p>68049</text:p>
          </table:table-cell>
          <table:table-cell office:value-type="float" office:value="1.018891692" calcext:value-type="float">
            <text:p>1,018891692</text:p>
          </table:table-cell>
          <table:table-cell office:value-type="float" office:value="0.599442482" calcext:value-type="float">
            <text:p>0,599442482</text:p>
          </table:table-cell>
          <table:table-cell office:value-type="float" office:value="0.0001275912218" calcext:value-type="float">
            <text:p>0,0001275912</text:p>
          </table:table-cell>
          <table:table-cell office:value-type="float" office:value="0.000007505366284" calcext:value-type="float">
            <text:p>7,505366284E-00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8074" calcext:value-type="float">
            <text:p>68074</text:p>
          </table:table-cell>
          <table:table-cell office:value-type="float" office:value="1.047495246" calcext:value-type="float">
            <text:p>1,047495246</text:p>
          </table:table-cell>
          <table:table-cell office:value-type="float" office:value="0.5995724201" calcext:value-type="float">
            <text:p>0,5995724201</text:p>
          </table:table-cell>
          <table:table-cell table:style-name="ce1" office:value-type="float" office:value="0.00009003263403" calcext:value-type="float">
            <text:p>9,00E-005</text:p>
          </table:table-cell>
          <table:table-cell office:value-type="float" office:value="0.000007502719654" calcext:value-type="float">
            <text:p>7,502719654E-0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8092" calcext:value-type="float">
            <text:p>68092</text:p>
          </table:table-cell>
          <table:table-cell office:value-type="float" office:value="1.35135293" calcext:value-type="float">
            <text:p>1,35135293</text:p>
          </table:table-cell>
          <table:table-cell office:value-type="float" office:value="0.5973898768" calcext:value-type="float">
            <text:p>0,5973898768</text:p>
          </table:table-cell>
          <table:table-cell office:value-type="float" office:value="0.000555055507" calcext:value-type="float">
            <text:p>0,0005550555</text:p>
          </table:table-cell>
          <table:table-cell office:value-type="float" office:value="0.000007500750144" calcext:value-type="float">
            <text:p>7,500750144E-00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8213" calcext:value-type="float">
            <text:p>68213</text:p>
          </table:table-cell>
          <table:table-cell office:value-type="float" office:value="1.038126349" calcext:value-type="float">
            <text:p>1,038126349</text:p>
          </table:table-cell>
          <table:table-cell office:value-type="float" office:value="0.5985403061" calcext:value-type="float">
            <text:p>0,5985403061</text:p>
          </table:table-cell>
          <table:table-cell office:value-type="float" office:value="0.0001797025907" calcext:value-type="float">
            <text:p>0,0001797026</text:p>
          </table:table-cell>
          <table:table-cell office:value-type="float" office:value="0.000007487607945" calcext:value-type="float">
            <text:p>7,487607945E-0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8269" calcext:value-type="float">
            <text:p>68269</text:p>
          </table:table-cell>
          <table:table-cell office:value-type="float" office:value="1.16997385" calcext:value-type="float">
            <text:p>1,16997385</text:p>
          </table:table-cell>
          <table:table-cell office:value-type="float" office:value="0.5995189548" calcext:value-type="float">
            <text:p>0,5995189548</text:p>
          </table:table-cell>
          <table:table-cell office:value-type="float" office:value="0.0003890410007" calcext:value-type="float">
            <text:p>0,000389041</text:p>
          </table:table-cell>
          <table:table-cell office:value-type="float" office:value="0.000007481557986" calcext:value-type="float">
            <text:p>7,481557986E-0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8396" calcext:value-type="float">
            <text:p>68396</text:p>
          </table:table-cell>
          <table:table-cell office:value-type="float" office:value="1.113219023" calcext:value-type="float">
            <text:p>1,113219023</text:p>
          </table:table-cell>
          <table:table-cell office:value-type="float" office:value="0.5969775319" calcext:value-type="float">
            <text:p>0,5969775319</text:p>
          </table:table-cell>
          <table:table-cell office:value-type="float" office:value="0.0004182131961" calcext:value-type="float">
            <text:p>0,0004182132</text:p>
          </table:table-cell>
          <table:table-cell office:value-type="float" office:value="0.000007468092463" calcext:value-type="float">
            <text:p>7,468092463E-0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8537" calcext:value-type="float">
            <text:p>68537</text:p>
          </table:table-cell>
          <table:table-cell office:value-type="float" office:value="1.32390058" calcext:value-type="float">
            <text:p>1,32390058</text:p>
          </table:table-cell>
          <table:table-cell office:value-type="float" office:value="0.5983196497" calcext:value-type="float">
            <text:p>0,5983196497</text:p>
          </table:table-cell>
          <table:table-cell office:value-type="float" office:value="0.000357752433" calcext:value-type="float">
            <text:p>0,0003577524</text:p>
          </table:table-cell>
          <table:table-cell office:value-type="float" office:value="0.000007453175385" calcext:value-type="float">
            <text:p>7,453175385E-0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773" calcext:value-type="float">
            <text:p>68773</text:p>
          </table:table-cell>
          <table:table-cell office:value-type="float" office:value="1.061449766" calcext:value-type="float">
            <text:p>1,061449766</text:p>
          </table:table-cell>
          <table:table-cell office:value-type="float" office:value="0.58717978" calcext:value-type="float">
            <text:p>0,58717978</text:p>
          </table:table-cell>
          <table:table-cell table:style-name="ce1" office:value-type="float" office:value="0.00009656381735" calcext:value-type="float">
            <text:p>9,66E-005</text:p>
          </table:table-cell>
          <table:table-cell office:value-type="float" office:value="0.000007427985565" calcext:value-type="float">
            <text:p>0,000007428</text:p>
          </table:table-cell>
        </table:table-row>
        <table:table-row table:style-name="ro1">
          <table:table-cell table:number-columns-repeated="2"/>
          <table:table-cell table:formula="of:=AVERAGE([.C2:.C11])" office:value-type="float" office:value="1.1205852031" calcext:value-type="float">
            <text:p>1,1205852031</text:p>
          </table:table-cell>
          <table:table-cell table:formula="of:=AVERAGE([.D2:.D11])" office:value-type="float" office:value="0.59599724411" calcext:value-type="float">
            <text:p>0,5959972441</text:p>
          </table:table-cell>
          <table:table-cell table:formula="of:=AVERAGE([.E2:.E11])" office:value-type="float" office:value="0.000261211465838" calcext:value-type="float">
            <text:p>0,0002612115</text:p>
          </table:table-cell>
          <table:table-cell table:formula="of:=AVERAGE([.F2:.F11])" office:value-type="float" office:value="0.0000149992267326" calcext:value-type="float">
            <text:p>1,49992267326E-005</text:p>
          </table:table-cell>
        </table:table-row>
        <table:table-row table:style-name="ro1" table:number-rows-repeated="104856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00/00/0000</text:date>, <text:time style:data-style-name="N2" text:time-value="0000-00-00T18:31:32.86502824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18:31:06.431850421</meta:creation-date>
    <dc:date>2014-01-27T18:33:06.052716053</dc:date>
    <meta:editing-duration>P0D</meta:editing-duration>
    <meta:editing-cycles>2</meta:editing-cycles>
    <meta:generator>LibreOffice/4.1.4.2$Linux_X86_64 LibreOffice_project/410m0$Build-2</meta:generator>
    <meta:document-statistic meta:table-count="1" meta:cell-count="70" meta:object-count="0"/>
  </office:meta>
</office:document-meta>
</file>